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cm" fo:min-width="3.131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7cm" fo:min-width="1.098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73cm" fo:min-width="1.758cm" fo:padding-top="0.139cm" fo:padding-bottom="0.139cm" fo:padding-left="0.264cm" fo:padding-r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 style:parent-style-name="standard">
      <style:graphic-properties draw:stroke="none" svg:stroke-color="#000000" draw:fill="none" draw:fill-color="#ffffff" fo:min-height="0.239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11cm" fo:min-width="3.131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42cm" fo:min-width="1.07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3cm" fo:min-width="1.758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27cm" fo:min-width="3.131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42cm" fo:min-width="0.75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11cm" fo:min-width="1.758cm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0.477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684cm" fo:padding-top="0.139cm" fo:padding-bottom="0.139cm" fo:padding-left="0.264cm" fo:padding-right="0.264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4.909cm" fo:padding-top="0.151cm" fo:padding-bottom="0.151cm" fo:padding-left="0.276cm" fo:padding-right="0.276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6cm" fo:min-width="4.425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6cm" fo:min-width="4.679cm" fo:padding-top="0.139cm" fo:padding-bottom="0.139cm" fo:padding-left="0.264cm" fo:padding-right="0.264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19cm" fo:min-width="3.131cm" fo:padding-top="0.151cm" fo:padding-bottom="0.151cm" fo:padding-left="0.276cm" fo:padding-right="0.276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19cm" fo:min-width="2.393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1cm" fo:min-width="0cm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6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302cm" svg:x="6.588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508cm" svg:x="7.223cm" svg:y="4.9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286cm" svg:height="1.651cm" svg:x="7.35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223cm" svg:y1="5.191cm" svg:x2="4.81cm" svg:y2="5.191cm">
          <text:p/>
        </draw:line>
        <draw:line draw:style-name="gr4" draw:text-style-name="P1" draw:layer="layout" svg:x1="4.81cm" svg:y1="19.415cm" svg:x2="4.81cm" svg:y2="2.143cm">
          <text:p/>
        </draw:line>
        <draw:line draw:style-name="gr4" draw:text-style-name="P1" draw:layer="layout" svg:x1="4.81cm" svg:y1="2.143cm" svg:x2="8.366cm" svg:y2="2.143cm">
          <text:p/>
        </draw:line>
        <draw:line draw:style-name="gr5" draw:text-style-name="P1" draw:layer="layout" svg:x1="8.366cm" svg:y1="2.143cm" svg:x2="8.366cm" svg:y2="3.032cm">
          <text:p/>
        </draw:line>
        <draw:frame draw:style-name="gr6" draw:text-style-name="P2" draw:layer="layout" svg:width="2.034cm" svg:height="1.524cm" svg:x="7.602cm" svg:y="3.032cm">
          <draw:text-box>
            <text:p><text:span text:style-name="T1">k ← 0</text:span></text:p>
            <text:p><text:span text:style-name="T1">up ← 1</text:span></text:p>
            <text:p><text:span text:style-name="T1">PrevInVal ← 0</text:span></text:p>
            <text:p><text:span text:style-name="T1">PrevMidVal ← 0</text:span></text:p>
            <text:p><text:span text:style-name="T1">PrevOutVal ← 0</text:span></text:p>
          </draw:text-box>
        </draw:frame>
        <draw:line draw:style-name="gr4" draw:text-style-name="P1" draw:layer="layout" svg:x1="8.493cm" svg:y1="4.683cm" svg:x2="8.493cm" svg:y2="4.937cm">
          <text:p/>
        </draw:line>
        <draw:frame draw:style-name="gr7" draw:text-style-name="P3" draw:layer="layout" svg:width="1.27cm" svg:height="0.489cm" svg:x="7.858cm" svg:y="4.937cm">
          <draw:text-box>
            <text:p><text:span text:style-name="T2">on == 1</text:span></text:p>
          </draw:text-box>
        </draw:frame>
        <draw:custom-shape draw:style-name="gr8" draw:text-style-name="P1" draw:layer="layout" svg:width="3.683cm" svg:height="2.413cm" svg:x="6.588cm" svg:y="6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0.508cm" svg:x="7.223cm" svg:y="7.8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2.286cm" svg:height="0.508cm" svg:x="7.35cm" svg:y="6.8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14cm" svg:height="0.965cm" svg:x="7.477cm" svg:y="6.842cm">
          <draw:text-box>
            <text:p><text:span text:style-name="T1">input ← input_in</text:span></text:p>
            <text:p><text:span text:style-name="T1"/></text:p>
            <text:p><text:span text:style-name="T1"/></text:p>
          </draw:text-box>
        </draw:frame>
        <draw:line draw:style-name="gr4" draw:text-style-name="P1" draw:layer="layout" svg:x1="8.493cm" svg:y1="7.35cm" svg:x2="8.493cm" svg:y2="7.858cm">
          <text:p/>
        </draw:line>
        <draw:frame draw:style-name="gr7" draw:text-style-name="P3" draw:layer="layout" svg:width="1.27cm" svg:height="0.489cm" svg:x="7.858cm" svg:y="7.858cm">
          <draw:text-box>
            <text:p><text:span text:style-name="T2">up == 1</text:span></text:p>
          </draw:text-box>
        </draw:frame>
        <draw:custom-shape draw:style-name="gr12" draw:text-style-name="P1" draw:layer="layout" svg:width="3.683cm" svg:height="3.429cm" svg:x="10.906cm" svg:y="9.1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83cm" svg:height="3.429cm" svg:x="6.588cm" svg:y="9.1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" draw:id="id3" draw:layer="layout" svg:width="2.032cm" svg:height="0.508cm" svg:x="7.477cm" svg:y="10.6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xml:id="id5" draw:id="id5" draw:layer="layout" svg:width="2.286cm" svg:height="0.889cm" svg:x="7.35cm" svg:y="9.50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14cm" svg:height="0.965cm" svg:x="7.75cm" svg:y="9.509cm">
          <draw:text-box>
            <text:p><text:span text:style-name="T1">k ← k + 1</text:span></text:p>
            <text:p><text:span text:style-name="T1">a ← mod[k + 1]</text:span></text:p>
            <text:p><text:span text:style-name="T1">b ← mod[k]</text:span></text:p>
          </draw:text-box>
        </draw:frame>
        <draw:frame draw:style-name="gr15" draw:text-style-name="P3" xml:id="id4" draw:id="id4" draw:layer="layout" svg:width="1.651cm" svg:height="0.727cm" svg:x="7.731cm" svg:y="10.652cm">
          <draw:text-box>
            <text:p><text:span text:style-name="T2">k == 22049</text:span></text:p>
          </draw:text-box>
        </draw:frame>
        <draw:line draw:style-name="gr5" draw:text-style-name="P1" draw:layer="layout" svg:x1="8.493cm" svg:y1="8.366cm" svg:x2="8.493cm" svg:y2="9.509cm">
          <text:p/>
        </draw:line>
        <draw:line draw:style-name="gr4" draw:text-style-name="P1" draw:layer="layout" svg:x1="9.763cm" svg:y1="8.112cm" svg:x2="12.811cm" svg:y2="8.112cm">
          <text:p/>
        </draw:line>
        <draw:line draw:style-name="gr5" draw:text-style-name="P1" draw:layer="layout" svg:x1="12.811cm" svg:y1="8.112cm" svg:x2="12.811cm" svg:y2="9.509cm">
          <text:p/>
        </draw:line>
        <draw:custom-shape draw:style-name="gr16" draw:text-style-name="P1" xml:id="id1" draw:id="id1" draw:layer="layout" svg:width="2.286cm" svg:height="0.762cm" svg:x="7.3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1.651cm" svg:height="0.727cm" svg:x="7.858cm" svg:y="11.449cm">
          <draw:text-box>
            <text:p><text:span text:style-name="T2">up &lt;- 0</text:span></text:p>
          </draw:text-box>
        </draw:frame>
        <draw:custom-shape draw:style-name="gr17" draw:text-style-name="P1" draw:layer="layout" svg:width="5.461cm" svg:height="1.27cm" svg:x="6.588cm" svg:y="13.4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13" draw:id="id13" draw:layer="layout" svg:width="4.953cm" svg:height="0.534cm" svg:x="6.842cm" svg:y="13.827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5.334cm" svg:height="0.965cm" svg:x="6.842cm" svg:y="13.894cm">
          <draw:text-box>
            <text:p><text:span text:style-name="T1">MidVal ← a*input + PrevInVal - a*PrevMidVal</text:span></text:p>
            <text:p><text:span text:style-name="T1"/></text:p>
            <text:p><text:span text:style-name="T1"/></text:p>
          </draw:text-box>
        </draw:frame>
        <draw:custom-shape draw:style-name="gr17" draw:text-style-name="P1" draw:layer="layout" svg:width="5.461cm" svg:height="1.27cm" svg:x="6.588cm" svg:y="15.2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207cm" svg:height="0.534cm" svg:x="6.715cm" svg:y="15.67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5.588cm" svg:height="0.965cm" svg:x="6.588cm" svg:y="15.672cm">
          <draw:text-box>
            <text:p><text:span text:style-name="T1">output ← <text:s/>b*MidVal + PrevMidVal - b*PrevOutVal</text:span></text:p>
            <text:p><text:span text:style-name="T1"/></text:p>
            <text:p><text:span text:style-name="T1"/></text:p>
          </draw:text-box>
        </draw:frame>
        <draw:custom-shape draw:style-name="gr20" draw:text-style-name="P1" draw:layer="layout" svg:width="3.683cm" svg:height="2.921cm" svg:x="7.477cm" svg:y="17.1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0.508cm" svg:x="8.112cm" svg:y="19.1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1" draw:layer="layout" svg:width="2.921cm" svg:height="1.397cm" svg:x="7.858cm" svg:y="17.383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3.283cm" svg:height="1.441cm" svg:x="7.731cm" svg:y="17.466cm">
          <draw:text-box>
            <text:p><text:span text:style-name="T1">PrevInVal &lt;- input</text:span></text:p>
            <text:p><text:span text:style-name="T1">PrevMidVal &lt;- MidVal</text:span></text:p>
            <text:p><text:span text:style-name="T1">PrevOutVal &lt;- output</text:span></text:p>
            <text:p><text:span text:style-name="T1">output_out &lt;- output + input</text:span></text:p>
            <text:p><text:span text:style-name="T1"/></text:p>
          </draw:text-box>
        </draw:frame>
        <draw:line draw:style-name="gr4" draw:text-style-name="P1" draw:layer="layout" svg:x1="9.382cm" svg:y1="18.78cm" svg:x2="9.382cm" svg:y2="19.161cm">
          <text:p/>
        </draw:line>
        <draw:frame draw:style-name="gr15" draw:text-style-name="P3" draw:layer="layout" svg:width="1.778cm" svg:height="0.727cm" svg:x="8.62cm" svg:y="19.161cm">
          <draw:text-box>
            <text:p><text:span text:style-name="T2">on_in == 1</text:span></text:p>
          </draw:text-box>
        </draw:frame>
        <draw:line draw:style-name="gr4" draw:text-style-name="P1" draw:layer="layout" svg:x1="8.112cm" svg:y1="19.415cm" svg:x2="4.81cm" svg:y2="19.415cm">
          <text:p/>
        </draw:line>
        <draw:line draw:style-name="gr4" draw:text-style-name="P1" draw:layer="layout" svg:x1="8.493cm" svg:y1="6.08cm" svg:x2="15.478cm" svg:y2="6.08cm">
          <text:p/>
        </draw:line>
        <draw:line draw:style-name="gr4" draw:text-style-name="P1" draw:layer="layout" svg:x1="15.478cm" svg:y1="6.08cm" svg:x2="15.478cm" svg:y2="19.415cm">
          <text:p/>
        </draw:line>
        <draw:line draw:style-name="gr4" draw:text-style-name="P1" draw:layer="layout" svg:x1="10.652cm" svg:y1="19.415cm" svg:x2="15.478cm" svg:y2="19.415cm">
          <text:p/>
        </draw:line>
        <draw:line draw:style-name="gr5" draw:text-style-name="P1" draw:layer="layout" svg:x1="8.493cm" svg:y1="5.445cm" svg:x2="8.493cm" svg:y2="6.842cm">
          <text:p/>
        </draw:line>
        <draw:line draw:style-name="gr5" draw:text-style-name="P1" draw:layer="layout" svg:x1="9.382cm" svg:y1="14.335cm" svg:x2="9.382cm" svg:y2="15.732cm">
          <text:p/>
        </draw:line>
        <draw:line draw:style-name="gr5" draw:text-style-name="P1" draw:layer="layout" svg:x1="9.382cm" svg:y1="16.24cm" svg:x2="9.382cm" svg:y2="17.383cm">
          <text:p/>
        </draw:line>
        <draw:connector draw:style-name="gr23" draw:text-style-name="P4" xml:id="id2" draw:id="id2" draw:layer="layout" draw:line-skew="-0.261cm" svg:x1="6.998cm" svg:y1="12.118cm" svg:x2="8.493cm" svg:y2="12.176cm" draw:end-shape="id1" draw:end-glue-point="2" svg:d="M6998 12118v312h1495v-254" svg:viewBox="0 0 1496 313">
          <text:p/>
        </draw:connector>
        <draw:connector draw:style-name="gr23" draw:text-style-name="P4" draw:layer="layout" draw:line-skew="0.472cm" svg:x1="6.998cm" svg:y1="12.118cm" svg:x2="7.477cm" svg:y2="10.906cm" draw:start-shape="id2" draw:start-glue-point="2" draw:end-shape="id3" draw:end-glue-point="5" svg:d="M6998 12118h-29v-1212h508" svg:viewBox="0 0 509 1213">
          <text:p/>
        </draw:connector>
        <draw:connector draw:style-name="gr5" draw:text-style-name="P1" xml:id="id6" draw:id="id6" draw:layer="layout" svg:x1="8.493cm" svg:y1="11.16cm" svg:x2="8.493cm" svg:y2="11.16cm" svg:d="M8493 11160z" svg:viewBox="0 0 1 1">
          <text:p/>
        </draw:connector>
        <draw:connector draw:style-name="gr23" draw:text-style-name="P4" draw:layer="layout" svg:x1="8.556cm" svg:y1="10.652cm" svg:x2="8.493cm" svg:y2="10.398cm" draw:start-shape="id4" draw:start-glue-point="0" draw:end-shape="id5" draw:end-glue-point="2" svg:d="M8556 10652v-120h-63v-134" svg:viewBox="0 0 64 255">
          <text:p/>
        </draw:connector>
        <draw:connector draw:style-name="gr23" draw:text-style-name="P4" draw:layer="layout" draw:line-skew="1.657cm 0.628cm" svg:x1="8.493cm" svg:y1="11.16cm" svg:x2="8.493cm" svg:y2="11.414cm" draw:start-shape="id6" draw:start-glue-point="0" draw:end-shape="id1" draw:end-glue-point="0" svg:d="M8493 11160v127 127" svg:viewBox="0 0 1 255">
          <text:p/>
        </draw:connector>
        <draw:custom-shape draw:style-name="gr13" draw:text-style-name="P1" xml:id="id9" draw:id="id9" draw:layer="layout" svg:width="2.032cm" svg:height="0.508cm" svg:x="11.668cm" svg:y="10.6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xml:id="id11" draw:id="id11" draw:layer="layout" svg:width="2.286cm" svg:height="0.889cm" svg:x="11.541cm" svg:y="9.50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14cm" svg:height="0.965cm" svg:x="11.941cm" svg:y="9.509cm">
          <draw:text-box>
            <text:p><text:span text:style-name="T1">k ← k - 1</text:span></text:p>
            <text:p><text:span text:style-name="T1">a ← mod[k]</text:span></text:p>
            <text:p><text:span text:style-name="T1">b ← mod[k + 1]</text:span></text:p>
          </draw:text-box>
        </draw:frame>
        <draw:frame draw:style-name="gr15" draw:text-style-name="P3" xml:id="id10" draw:id="id10" draw:layer="layout" svg:width="1.651cm" svg:height="0.727cm" svg:x="11.922cm" svg:y="10.652cm">
          <draw:text-box>
            <text:p><text:span text:style-name="T2">k == 1</text:span></text:p>
          </draw:text-box>
        </draw:frame>
        <draw:custom-shape draw:style-name="gr16" draw:text-style-name="P1" xml:id="id7" draw:id="id7" draw:layer="layout" svg:width="2.286cm" svg:height="0.762cm" svg:x="11.541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1.651cm" svg:height="0.727cm" svg:x="12.049cm" svg:y="11.449cm">
          <draw:text-box>
            <text:p><text:span text:style-name="T2">up &lt;- 1</text:span></text:p>
          </draw:text-box>
        </draw:frame>
        <draw:connector draw:style-name="gr23" draw:text-style-name="P4" xml:id="id8" draw:id="id8" draw:layer="layout" draw:line-skew="-0.261cm" svg:x1="11.16cm" svg:y1="12.303cm" svg:x2="12.684cm" svg:y2="12.176cm" draw:end-shape="id7" draw:end-glue-point="2" svg:d="M11160 12303v127h1524v-254" svg:viewBox="0 0 1525 255">
          <text:p/>
        </draw:connector>
        <draw:connector draw:style-name="gr23" draw:text-style-name="P4" draw:layer="layout" draw:line-skew="0.501cm" svg:x1="11.16cm" svg:y1="12.303cm" svg:x2="11.668cm" svg:y2="10.906cm" draw:start-shape="id8" draw:start-glue-point="2" draw:end-shape="id9" draw:end-glue-point="5" svg:d="M11160 12303v-1397h508" svg:viewBox="0 0 509 1398">
          <text:p/>
        </draw:connector>
        <draw:connector draw:style-name="gr5" draw:text-style-name="P1" xml:id="id12" draw:id="id12" draw:layer="layout" svg:x1="12.684cm" svg:y1="11.16cm" svg:x2="12.684cm" svg:y2="11.16cm" svg:d="M12684 11160z" svg:viewBox="0 0 1 1">
          <text:p/>
        </draw:connector>
        <draw:connector draw:style-name="gr23" draw:text-style-name="P4" draw:layer="layout" svg:x1="12.747cm" svg:y1="10.652cm" svg:x2="12.684cm" svg:y2="10.398cm" draw:start-shape="id10" draw:start-glue-point="0" draw:end-shape="id11" draw:end-glue-point="2" svg:d="M12747 10652v-120h-63v-134" svg:viewBox="0 0 64 255">
          <text:p/>
        </draw:connector>
        <draw:connector draw:style-name="gr23" draw:text-style-name="P4" draw:layer="layout" draw:line-skew="1.657cm 0.628cm" svg:x1="12.684cm" svg:y1="11.16cm" svg:x2="12.684cm" svg:y2="11.414cm" draw:start-shape="id12" draw:start-glue-point="0" draw:end-shape="id7" draw:end-glue-point="0" svg:d="M12684 11160v127 127" svg:viewBox="0 0 1 255">
          <text:p/>
        </draw:connector>
        <draw:frame draw:style-name="gr24" draw:text-style-name="P5" draw:layer="layout" svg:width="1.912cm" svg:height="0.962cm" svg:x="10.271cm" svg:y="2.143cm">
          <draw:text-box>
            <text:p>IDLE</text:p>
          </draw:text-box>
        </draw:frame>
        <draw:frame draw:style-name="gr24" draw:text-style-name="P5" draw:layer="layout" svg:width="2.229cm" svg:height="0.962cm" svg:x="10.525cm" svg:y="6.461cm">
          <draw:text-box>
            <text:p>LOAD</text:p>
          </draw:text-box>
        </draw:frame>
        <draw:frame draw:style-name="gr24" draw:text-style-name="P5" draw:layer="layout" svg:width="1.594cm" svg:height="0.962cm" svg:x="4.994cm" svg:y="9.182cm">
          <draw:text-box>
            <text:p>INC</text:p>
          </draw:text-box>
        </draw:frame>
        <draw:frame draw:style-name="gr24" draw:text-style-name="P5" draw:layer="layout" svg:width="1.84cm" svg:height="0.962cm" svg:x="14.654cm" svg:y="9.563cm">
          <draw:text-box>
            <text:p>DEC</text:p>
          </draw:text-box>
        </draw:frame>
        <draw:frame draw:style-name="gr24" draw:text-style-name="P5" draw:layer="layout" svg:width="1.844cm" svg:height="0.962cm" svg:x="11.287cm" svg:y="17.383cm">
          <draw:text-box>
            <text:p>OUT</text:p>
          </draw:text-box>
        </draw:frame>
        <draw:frame draw:style-name="gr24" draw:text-style-name="P5" draw:layer="layout" svg:width="1.243cm" svg:height="0.962cm" svg:x="12.176cm" svg:y="13.573cm">
          <draw:text-box>
            <text:p>F1</text:p>
          </draw:text-box>
        </draw:frame>
        <draw:frame draw:style-name="gr24" draw:text-style-name="P5" draw:layer="layout" svg:width="1.243cm" svg:height="0.962cm" svg:x="12.203cm" svg:y="15.532cm">
          <draw:text-box>
            <text:p>F2</text:p>
          </draw:text-box>
        </draw:frame>
        <draw:connector draw:style-name="gr23" draw:text-style-name="P4" draw:layer="layout" svg:x1="7.745cm" svg:y1="12.43cm" svg:x2="9.318cm" svg:y2="13.827cm" draw:start-shape="id2" draw:start-glue-point="0" draw:end-shape="id13" draw:end-glue-point="0" svg:d="M7745 12430v692h1573v705" svg:viewBox="0 0 1574 1398">
          <text:p/>
        </draw:connector>
        <draw:connector draw:style-name="gr23" draw:text-style-name="P4" draw:layer="layout" svg:x1="9.313cm" svg:y1="13.124cm" svg:x2="12.684cm" svg:y2="12.176cm" draw:end-shape="id7" draw:end-glue-point="2" svg:d="M9313 13124v-216h3371v-732" svg:viewBox="0 0 3372 949">
          <text:p/>
        </draw:connector>
        <draw:frame draw:style-name="gr24" draw:text-style-name="P5" draw:layer="layout" svg:width="5.434cm" svg:height="3.095cm" svg:x="14.081cm" svg:y="2.016cm">
          <draw:text-box>
            <text:p>input_in – 16bit</text:p>
            <text:p>Mod – 16bit</text:p>
            <text:p>Output - 32bit<text:line-break/>output_out - 16b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7T22:03:52.707000000</meta:creation-date>
    <dc:date>2022-09-14T17:18:20.758000000</dc:date>
    <meta:editing-duration>PT35M51S</meta:editing-duration>
    <meta:editing-cycles>2</meta:editing-cycles>
    <meta:generator>LibreOffice/5.4.6.2$Windows_X86_64 LibreOffice_project/4014ce260a04f1026ba855d3b8d91541c224eab8</meta:generator>
    <meta:document-statistic meta:object-count="72"/>
  </office:meta>
</office:document-meta>
</file>